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tris</text:h>
      <text:p text:style-name="Text_20_body">Center hold piece and next Tetromino piece image in assigned boxes</text:p>
      <text:p text:style-name="Text_20_body">GDI+: add hold ppiece preview &amp; add next Tetromino (also add in code)</text:p>
      <text:p text:style-name="Text_20_body">add menu</text:p>
      <text:p text:style-name="Text_20_body"><text:tab/>play</text:p>
      <text:p text:style-name="Text_20_body"><text:tab/>settings</text:p>
      <text:p text:style-name="Text_20_body"><text:tab/><text:tab/>game</text:p>
      <text:p text:style-name="Text_20_body"><text:tab/><text:tab/>sound</text:p>
      <text:p text:style-name="Text_20_body"><text:tab/><text:tab/>controls</text:p>
      <text:p text:style-name="Text_20_body"><text:tab/><text:tab/>graphics</text:p>
      <text:p text:style-name="Text_20_body"><text:tab/>about</text:p>
      <text:p text:style-name="Text_20_body"><text:tab/>exit</text:p>
      <text:p text:style-name="Text_20_body">add game over screen</text:p>
      <text:p text:style-name="Text_20_body">add points screen/splash (single, double, tripple, tetris) (fireworks?)</text:p>
      <text:p text:style-name="Text_20_body">! to find inscript tmp, search for "; fix" (without cuo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3S</meta:editing-duration>
    <meta:editing-cycles>8</meta:editing-cycles>
    <meta:generator>OpenOffice.org/3.4.1$Win32 OpenOffice.org_project/341m1$Build-9593</meta:generator>
    <dc:date>2014-03-03T11:48:20.65</dc:date>
    <meta:document-statistic meta:table-count="0" meta:image-count="0" meta:object-count="0" meta:page-count="1" meta:paragraph-count="15" meta:word-count="58" meta:character-count="357"/>
    <meta:user-defined meta:name="Info 1"/>
    <meta:user-defined meta:name="Info 2"/>
    <meta:user-defined meta:name="Info 3"/>
    <meta:user-defined meta:name="Info 4"/>
  </office:meta>
</office:document-meta>
</file>